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79b71" officeooo:paragraph-rsid="00179b71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79b71" officeooo:paragraph-rsid="00179b71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931e7" officeooo:paragraph-rsid="001931e7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79b71" style:font-size-asian="18pt" style:font-style-asian="normal" style:font-weight-asian="normal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The People’s Assembly, convening on the </text:span><text:span text:style-name="T4">25th</text:span><text:span text:style-name="T3"> of </text:span><text:span text:style-name="T4">November</text:span><text:span text:style-name="T3"> 2020 under the </text:span><text:span text:style-name="T4">33rd</text:span><text:span text:style-name="T3"> PA Meeting.</text:span></text:p>
      <text:p text:style-name="P1"/>
      <text:p text:style-name="P1">The Assembly, recognising the current situation,</text:p>
      <text:p text:style-name="P1"/>
      <text:p text:style-name="P2">Constitutes the need to enact a quicker method of planning an IHC session.</text:p>
      <text:p text:style-name="P1"/>
      <text:p text:style-name="P1">And proceeds.</text:p>
      <text:p text:style-name="P1"/>
      <text:p text:style-name="P1">Signed by,</text:p>
      <text:p text:style-name="P2">Solar_Porpoise</text:p>
      <text:p text:style-name="P5">CommissarChenkov</text:p>
      <text:p text:style-name="P1"/>
      <text:p text:style-name="P1"/>
      <text:p text:style-name="P1"/>
      <text:p text:style-name="Standard"><text:span text:style-name="T1">[</text:span><text:span text:style-name="T2">Motion 33-2: To create an easier way to prosecute people for crime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1-26T09:34:22.291281282</dc:date>
    <meta:editing-duration>PT2M3S</meta:editing-duration>
    <meta:editing-cycles>4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8" meta:word-count="52" meta:character-count="332" meta:non-whitespace-character-count="288"/>
  </office:meta>
</office:document-meta>
</file>